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5cm"/>
    </style:style>
    <style:style style:name="co2" style:family="table-column">
      <style:table-column-properties fo:break-before="auto" style:column-width="20.7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4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6.916cm"/>
    </style:style>
    <style:style style:name="co7" style:family="table-column">
      <style:table-column-properties fo:break-before="auto" style:column-width="6.89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6.181cm"/>
    </style:style>
    <style:style style:name="co10" style:family="table-column">
      <style:table-column-properties fo:break-before="auto" style:column-width="5.173cm"/>
    </style:style>
    <style:style style:name="co11" style:family="table-column">
      <style:table-column-properties fo:break-before="auto" style:column-width="5.828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9.232cm"/>
    </style:style>
    <style:style style:name="co14" style:family="table-column">
      <style:table-column-properties fo:break-before="auto" style:column-width="8.659cm"/>
    </style:style>
    <style:style style:name="co15" style:family="table-column">
      <style:table-column-properties fo:break-before="auto" style:column-width="7.978cm"/>
    </style:style>
    <style:style style:name="co16" style:family="table-column">
      <style:table-column-properties fo:break-before="auto" style:column-width="7.542cm"/>
    </style:style>
    <style:style style:name="ro1" style:family="table-row">
      <style:table-row-properties style:row-height="2.101cm" fo:break-before="auto" style:use-optimal-row-height="true"/>
    </style:style>
    <style:style style:name="ro2" style:family="table-row">
      <style:table-row-properties style:row-height="3.685cm" fo:break-before="auto" style:use-optimal-row-height="true"/>
    </style:style>
    <style:style style:name="ro3" style:family="table-row">
      <style:table-row-properties style:row-height="3.08cm" fo:break-before="auto" style:use-optimal-row-height="true"/>
    </style:style>
    <style:style style:name="ro4" style:family="table-row">
      <style:table-row-properties style:row-height="5.08cm" fo:break-before="auto" style:use-optimal-row-height="true"/>
    </style:style>
    <style:style style:name="ro5" style:family="table-row">
      <style:table-row-properties style:row-height="6.581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4.581cm" fo:break-before="auto" style:use-optimal-row-height="true"/>
    </style:style>
    <style:style style:name="ro9" style:family="table-row">
      <style:table-row-properties style:row-height="2.06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3.57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801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padding="0.801cm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6pt solid #000000" fo:background-color="#ccffcc" fo:wrap-option="wrap" fo:border-left="0.06pt solid #000000" fo:padding="0.801cm" fo:border-right="0.06pt solid #000000" fo:border-top="none" style:vertical-align="top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wrap-option="wrap" fo:border-left="0.06pt solid #000000" fo:padding="0.801cm" fo:border-right="0.06pt solid #000000" fo:border-top="none" style:vertical-align="top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transparent" fo:wrap-option="wrap" fo:border-left="0.06pt solid #000000" fo:padding="0.801cm" fo:border-right="0.06pt solid #000000" fo:border-top="none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wrap-option="wrap" fo:border-left="0.06pt solid #000000" fo:padding="0.801cm" fo:border-right="0.06pt solid #000000" fo:border-top="none" style:vertical-align="top"/>
      <style:text-properties style:use-window-font-color="true" fo:font-size="12pt" style:font-size-asian="12pt" style:font-size-complex="12pt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ackground-color="#99cccc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ffff99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ackground-color="#ffcc00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ccff00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9999ff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 fo:padding="0.801cm"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ff99ff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cc9966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801cm" fo:border-right="none" fo:border-top="none"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wrap-option="wrap" fo:padding="0.801cm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wrap-option="wrap" fo:border-left="0.06pt solid #000000" fo:padding="0.801cm" fo:border-right="none" fo:border-top="none"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transparent" fo:wrap-option="wrap" fo:border-left="0.06pt solid #000000" fo:padding="0.801cm" fo:border-right="none" fo:border-top="none" style:vertical-align="top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ff9900"/>
    </style:style>
    <style:style style:name="T3" style:family="text">
      <style:text-properties fo:font-weight="bold" style:font-weight-asian="bold" style:font-weight-complex="bold" fo:color="#ff3333"/>
    </style:style>
    <style:style style:name="T4" style:family="text">
      <style:text-properties fo:font-weight="bold" style:font-weight-asian="bold" style:font-weight-complex="bold" fo:color="#00cc00"/>
    </style:style>
  </office:automatic-styles>
  <office:body>
    <office:spreadsheet>
      <table:table table:name="Person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édacteur</text:p>
          </table:table-cell>
          <table:table-cell office:value-type="string" calcext:value-type="string">
            <text:p>Se charge d'éditer, traduire et publier le contenu du s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eur</text:p>
          </table:table-cell>
          <table:table-cell office:value-type="string" calcext:value-type="string">
            <text:p>Visiteur qui présente un intérêt particulier pour les sciences humaines et naturell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eur mobilité réduite</text:p>
          </table:table-cell>
          <table:table-cell office:value-type="string" calcext:value-type="string">
            <text:p>Visiteur similaire et pour qui les accès dédiés sur les lieux de la conférence sont importan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égende :</text:p>
            <text:p>Avancement des users stories</text:p>
          </table:table-cell>
          <table:table-cell office:value-type="string" calcext:value-type="string">
            <text:p><text:span text:style-name="T1">En fond blanc : </text:span>à faire</text:p>
            <text:p><text:span text:style-name="T1">En fond </text:span><text:span text:style-name="T2">orange </text:span><text:span text:style-name="T1">: </text:span>en cours de réalisation</text:p>
            <text:p><text:span text:style-name="T1">En fond </text:span><text:span text:style-name="T3">rouge </text:span><text:span text:style-name="T1">: </text:span>à corriger</text:p>
            <text:p><text:span text:style-name="T1">En fond </text:span><text:span text:style-name="T4">vert </text:span><text:span text:style-name="T1">: </text:span>terminé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stories - Visiteur" table:style-name="ta1"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3" table:number-columns-repeated="1016" table:default-cell-style-name="ce18"/>
        <table:table-row table:style-name="ro3">
          <table:table-cell table:style-name="ce3" office:value-type="string" calcext:value-type="string">
            <text:p>ACCEDER </text:p>
            <text:p>A L'INFORMATION</text:p>
          </table:table-cell>
          <table:table-cell table:style-name="ce8" office:value-type="string" calcext:value-type="string">
            <text:p>CONTRAINDRE</text:p>
            <text:p>ERGONOMIE / </text:p>
            <text:p>UX / TECH</text:p>
          </table:table-cell>
          <table:table-cell table:style-name="ce10" office:value-type="string" calcext:value-type="string">
            <text:p>CONSULTER </text:p>
            <text:p>LA PRESENTATION DU COLLOQUE</text:p>
          </table:table-cell>
          <table:table-cell table:style-name="ce11" office:value-type="string" calcext:value-type="string">
            <text:p>CONSULTER </text:p>
            <text:p>LE PROGRAMME</text:p>
          </table:table-cell>
          <table:table-cell table:style-name="ce12" office:value-type="string" calcext:value-type="string">
            <text:p>CONSULTER </text:p>
            <text:p>LES INTERVENANTS</text:p>
          </table:table-cell>
          <table:table-cell table:style-name="ce13" office:value-type="string" calcext:value-type="string">
            <text:p>CONSULTER </text:p>
            <text:p>LES INFOS PRATIQUES</text:p>
          </table:table-cell>
          <table:table-cell table:style-name="ce15" office:value-type="string" calcext:value-type="string">
            <text:p>CHOISIR </text:p>
            <text:p>MA LANGUE</text:p>
          </table:table-cell>
          <table:table-cell table:style-name="ce16" office:value-type="string" calcext:value-type="string">
            <text:p>CONSULTER</text:p>
            <text:p>LES PARTENAIRES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calcext:value-type="string">
            <text:p>En tant que visiteur,</text:p>
            <text:p>Je veux consulter le site depuis un téléphone mobile</text:p>
          </table:table-cell>
          <table:table-cell table:style-name="ce4" office:value-type="string" calcext:value-type="string">
            <text:p>En tant que visiteur,</text:p>
            <text:p>Je veux comprendre par le visuel que le sujet du site concerne le monde animal et végétal</text:p>
          </table:table-cell>
          <table:table-cell table:style-name="ce4" office:value-type="string" calcext:value-type="string">
            <text:p>En tant que visiteur,</text:p>
            <text:p>Je veux consulter le bref résumé du colloque sur la page d'accueil du site</text:p>
          </table:table-cell>
          <table:table-cell table:style-name="ce4" office:value-type="string" calcext:value-type="string">
            <text:p>En tant que visiteur,</text:p>
            <text:p>Je veux consulter le programme des conférences durant le colloque</text:p>
          </table:table-cell>
          <table:table-cell table:style-name="ce4" office:value-type="string" calcext:value-type="string">
            <text:p>En tant que visiteur,</text:p>
            <text:p>Je veux consulter l'intégralité des intervenants du colloque.</text:p>
          </table:table-cell>
          <table:table-cell table:style-name="ce4" office:value-type="string" calcext:value-type="string">
            <text:p>En tant que visiteur,</text:p>
            <text:p>Je veux consulter l'adresse de chaque conférence</text:p>
          </table:table-cell>
          <table:table-cell table:style-name="ce4" office:value-type="string" calcext:value-type="string">
            <text:p>En tant que visiteur,</text:p>
            <text:p>Je veux choisir la langue des textes parmi 2 :</text:p>
            <text:p>- le français</text:p>
            <text:p>- l'anglais</text:p>
          </table:table-cell>
          <table:table-cell table:style-name="ce4" office:value-type="string" calcext:value-type="string">
            <text:p>En tant que visiteur,</text:p>
            <text:p>Je veux consulter infos sur les partenaires du colloque (logo, sites Web partenaires)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En tant que visiteur,</text:p>
            <text:p>Je veux accéder par le menu du site au moins aux 5 rubriques suivantes :</text:p>
            <text:p>- Présentation</text:p>
            <text:p>- Programme</text:p>
            <text:p>- Résumé</text:p>
            <text:p>- Intervenants</text:p>
            <text:p>- Infos pratiques</text:p>
          </table:table-cell>
          <table:table-cell table:style-name="Default"/>
          <table:table-cell table:style-name="ce4" office:value-type="string" calcext:value-type="string">
            <text:p>En tant que visiteur,</text:p>
            <text:p>Je veux consulter la description exhaustive du thème du colloque</text:p>
          </table:table-cell>
          <table:table-cell table:style-name="ce4" office:value-type="string" calcext:value-type="string">
            <text:p>En tant que visiteur,</text:p>
            <text:p>Je veux consulter la description de chaque conférence.</text:p>
          </table:table-cell>
          <table:table-cell table:style-name="ce4" office:value-type="string" calcext:value-type="string">
            <text:p>En tant que visiteur,</text:p>
            <text:p>Je veux consulter la description de chaque intervenant pour une conférence donnée</text:p>
          </table:table-cell>
          <table:table-cell table:style-name="ce4" office:value-type="string" calcext:value-type="string">
            <text:p>En tant que visiteur,</text:p>
            <text:p>Je veux consulter les moyens d'accès par le métro ou le bus</text:p>
          </table:table-cell>
          <table:table-cell table:style-name="ce4" office:value-type="string" calcext:value-type="string">
            <text:p>En tant que visiteur,</text:p>
            <text:p>Je veux consulter tous les textes du site uniquement dans la langue par défaut ou celle que j'aurais choisi.</text:p>
          </table:table-cell>
          <table:table-cell table:style-name="ce4" office:value-type="string" calcext:value-type="string">
            <text:p>En tant que visiteur,</text:p>
            <text:p>Je veux être redirigé vers le site Web d'un partenaire après avoir cliqué sur son logo.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En tant que visiteur,</text:p>
            <text:p>Je veux cliquer sur une des conférences </text:p>
            <text:p>afin d'accéder au résumé de la conférence et au nom de l'intervenant.</text:p>
          </table:table-cell>
          <table:table-cell table:style-name="ce4"/>
          <table:table-cell table:style-name="ce4" office:value-type="string" calcext:value-type="string">
            <text:p>En tant que visiteur,</text:p>
            <text:p>Je veux consulter le poster du colloque.</text:p>
          </table:table-cell>
          <table:table-cell table:style-name="ce6" office:value-type="string" calcext:value-type="string">
            <text:p>En tant que visiteur,</text:p>
            <text:p>Je veux consulter les infos pratiques d'accès pour une conférence donnée</text:p>
          </table:table-cell>
          <table:table-cell table:style-name="ce4"/>
          <table:table-cell table:style-name="ce4" office:value-type="string" calcext:value-type="string">
            <text:p>En tant que visiteur,</text:p>
            <text:p>Je veux consulter les informations pratiques (adresse, moyen d'accès) pour chacun des 2 lieux où se dérouleront les conférences.</text:p>
          </table:table-cell>
          <table:table-cell table:style-name="ce4" office:value-type="string" calcext:value-type="string">
            <text:p>En tant que visiteur,</text:p>
            <text:p>Je veux choisir la langue à utiliser pour les textes du site.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n tant que visiteur,</text:p>
            <text:p>Je veux cliquer sur l'image du poster</text:p>
            <text:p>Afin d'accéder à la version PDF du programme.</text:p>
          </table:table-cell>
          <table:table-cell table:style-name="Default"/>
          <table:table-cell table:style-name="ce4" office:value-type="string" calcext:value-type="string">
            <text:p>En tant que visiteur,</text:p>
            <text:p>Je veux consulter les infos sur les organisateurs du colloque.</text:p>
          </table:table-cell>
          <table:table-cell table:style-name="Default"/>
          <table:table-cell/>
          <table:table-cell table:style-name="ce14" office:value-type="string" calcext:value-type="string">
            <text:p>En tant que visiteur à mobilité réduite,</text:p>
            <text:p>Je veux consulter les moyens d'accès pour personnes handicapées</text:p>
          </table:table-cell>
          <table:table-cell table:style-name="ce4" office:value-type="string" calcext:value-type="string">
            <text:p>En tant que visiteur,</text:p>
            <text:p>Je veux accéder aux texte avec la langue par défaut au lancement du site.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En tant que visiteur,</text:p>
            <text:p>Je veux accéder au planning prévu du programme directement sur la page du site.</text:p>
          </table:table-cell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8">
          <table:table-cell table:style-name="ce6" office:value-type="string" calcext:value-type="string">
            <text:p>En tant que visiteur,</text:p>
            <text:p>Je veux cliquer sur une date du planning de la page d'accueil</text:p>
            <text:p>Afin d'accéder au détail d'une conférence.</text:p>
          </table:table-cell>
          <table:table-cell table:style-name="ce9"/>
          <table:table-cell/>
          <table:table-cell table:style-name="Default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Default"/>
          <table:table-cell table:number-columns-repeated="1020"/>
        </table:table-row>
        <table:table-row table:style-name="ro9" table:number-rows-repeated="4">
          <table:table-cell/>
          <table:table-cell table:style-name="ce9"/>
          <table:table-cell table:number-columns-repeated="1022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ser stories - Rédacteur" table:style-name="ta1">
        <table:table-column table:style-name="co12" table:default-cell-style-name="ce20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16" table:default-cell-style-name="ce5"/>
        <table:table-column table:style-name="co3" table:number-columns-repeated="1017" table:default-cell-style-name="ce18"/>
        <table:table-column table:style-name="co3" table:default-cell-style-name="ce7"/>
        <table:table-row table:style-name="ro10">
          <table:table-cell table:style-name="ce19"/>
          <table:table-cell table:style-name="ce10" office:value-type="string" calcext:value-type="string">
            <text:p>GERER </text:p>
            <text:p>L'INFO DE MON COLLOQUE</text:p>
          </table:table-cell>
          <table:table-cell table:style-name="ce11" office:value-type="string" calcext:value-type="string">
            <text:p>GERER </text:p>
            <text:p>MON PROGRAMME</text:p>
          </table:table-cell>
          <table:table-cell table:style-name="ce12" office:value-type="string" calcext:value-type="string">
            <text:p>GERER </text:p>
            <text:p>MES INTERVENANTS</text:p>
          </table:table-cell>
          <table:table-cell table:style-name="ce13" office:value-type="string" calcext:value-type="string">
            <text:p>GERER </text:p>
            <text:p>LES LIEUX</text:p>
          </table:table-cell>
          <table:table-cell table:style-name="ce15" office:value-type="string" calcext:value-type="string">
            <text:p>GERER </text:p>
            <text:p>LES TRADUCTIONS</text:p>
          </table:table-cell>
          <table:table-cell table:style-name="ce17" table:number-columns-repeated="1017"/>
          <table:table-cell table:style-name="ce21"/>
        </table:table-row>
        <table:table-row table:style-name="ro11">
          <table:table-cell/>
          <table:table-cell office:value-type="string" calcext:value-type="string">
            <text:p>En tant que rédacteur,</text:p>
            <text:p>Je veux modifier le résumé bref du colloque</text:p>
          </table:table-cell>
          <table:table-cell office:value-type="string" calcext:value-type="string">
            <text:p>En tant que rédacteur,</text:p>
            <text:p>Je veux modifier une conférence prévue au programme (date, lieu, description, liste des intervenants)</text:p>
          </table:table-cell>
          <table:table-cell office:value-type="string" calcext:value-type="string">
            <text:p>En tant que rédacteur,</text:p>
            <text:p>Je veux activer ou désactiver des intervenants</text:p>
          </table:table-cell>
          <table:table-cell office:value-type="string" calcext:value-type="string">
            <text:p>En tant que rédacteur,</text:p>
            <text:p>Je veux modifier les infos pratiques des lieux</text:p>
          </table:table-cell>
          <table:table-cell office:value-type="string" calcext:value-type="string">
            <text:p>En tant que rédacteur,</text:p>
            <text:p>Je veux traduire des textes en Anglais ou en Français à partir de texte existan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n tant que rédacteur,</text:p>
            <text:p>Je veux modifier la description complète du colloque</text:p>
          </table:table-cell>
          <table:table-cell/>
          <table:table-cell office:value-type="string" calcext:value-type="string">
            <text:p>En tant que rédacteur,</text:p>
            <text:p>Je veux modifier la description des intervenants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En tant que rédacteur,</text:p>
            <text:p>Je veux ajouter une ou plusieurs vidéos pour chaque conférence</text:p>
            <text:p>Afin de fournir des ressources au public consultable après le colloque</text:p>
          </table:table-cell>
          <table:table-cell table:number-columns-repeated="1022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4" table:style-name="ta1">
        <table:table-column table:style-name="co3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0:57:02.872806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05:10.079477194</meta:creation-date>
    <dc:date>2016-02-18T11:44:07.155964173</dc:date>
    <meta:editing-duration>PT2H36M8S</meta:editing-duration>
    <meta:editing-cycles>77</meta:editing-cycles>
    <meta:generator>LibreOffice/4.2.8.2$Linux_X86_64 LibreOffice_project/420m0$Build-2</meta:generator>
    <meta:document-statistic meta:table-count="4" meta:cell-count="55" meta:object-count="0"/>
  </office:meta>
</office:document-meta>
</file>